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line-height="100%" fo:margin-left="0.4916in" fo:text-indent="0.4916in">
        <style:tab-stops/>
      </style:paragraph-properties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3" style:parent-style-name="Normal" style:family="paragraph">
      <style:paragraph-properties fo:text-align="justify" fo:line-height="100%" fo:margin-left="0.9833in" fo:text-indent="0.4916in">
        <style:tab-stops/>
      </style:paragraph-properties>
      <style:text-properties fo:font-size="14pt" style:font-size-asian="14pt" style:font-size-complex="14pt"/>
    </style:style>
    <style:style style:name="P4" style:parent-style-name="Normal" style:family="paragraph">
      <style:paragraph-properties fo:text-align="justify" fo:line-height="100%"/>
    </style:style>
    <style:style style:name="T5" style:parent-style-name="Policepardéfaut" style:family="text">
      <style:text-properties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fo:font-size="14pt" style:font-size-asian="14pt" style:font-size-complex="14pt"/>
    </style:style>
    <style:style style:name="T7" style:parent-style-name="Policepardéfaut" style:family="text">
      <style:text-properties fo:font-size="14pt" style:font-size-asian="14pt" style:font-size-complex="14pt"/>
    </style:style>
    <style:style style:name="P8" style:parent-style-name="Normal" style:family="paragraph">
      <style:paragraph-properties fo:text-align="justify" fo:line-height="100%"/>
    </style:style>
    <style:style style:name="T9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P12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13" style:parent-style-name="Normal" style:family="paragraph">
      <style:paragraph-properties fo:text-align="justify" fo:line-height="100%" fo:text-indent="0.4916in"/>
    </style:style>
    <style:style style:name="T14" style:parent-style-name="Policepardéfaut" style:family="text">
      <style:text-properties fo:font-size="14pt" style:font-size-asian="14pt" style:font-size-complex="14pt"/>
    </style:style>
    <style:style style:name="T15" style:parent-style-name="Policepardéfaut" style:family="text">
      <style:text-properties fo:font-size="14pt" style:font-size-asian="14pt" style:font-size-complex="14pt"/>
    </style:style>
    <style:style style:name="T16" style:parent-style-name="Policepardéfaut" style:family="text">
      <style:text-properties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text-align="justify" fo:line-height="100%" fo:margin-left="0.4916in" fo:text-indent="0.4916in">
        <style:tab-stops/>
      </style:paragraph-properties>
    </style:style>
    <style:style style:name="T18" style:parent-style-name="Policepardéfaut" style:family="text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T20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22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23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24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25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26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27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28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29" style:parent-style-name="Normal" style:family="paragraph">
      <style:paragraph-properties fo:text-align="justify" fo:line-height="100%" fo:text-indent="0.4916in"/>
    </style:style>
    <style:style style:name="T30" style:parent-style-name="Policepardéfaut" style:family="text">
      <style:text-properties fo:font-size="14pt" style:font-size-asian="14pt" style:font-size-complex="14pt"/>
    </style:style>
    <style:style style:name="T31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33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34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35" style:parent-style-name="Normal" style:family="paragraph">
      <style:paragraph-properties fo:text-align="justify" fo:line-height="100%" fo:text-indent="0.4916in"/>
    </style:style>
    <style:style style:name="T36" style:parent-style-name="Policepardéfaut" style:family="text">
      <style:text-properties fo:font-size="14pt" style:font-size-asian="14pt" style:font-size-complex="14pt"/>
    </style:style>
    <style:style style:name="T37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8" style:parent-style-name="Normal" style:family="paragraph">
      <style:paragraph-properties fo:text-align="justify" fo:line-height="100%" fo:text-indent="0.4916in"/>
    </style:style>
    <style:style style:name="T39" style:parent-style-name="Policepardéfaut" style:family="text">
      <style:text-properties fo:font-size="14pt" style:font-size-asian="14pt" style:font-size-complex="14pt"/>
    </style:style>
    <style:style style:name="T40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1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43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44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45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46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47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48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49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50" style:parent-style-name="Normal" style:family="paragraph">
      <style:paragraph-properties fo:text-align="justify" fo:line-height="100%" fo:text-indent="0.4916in"/>
      <style:text-properties fo:font-size="14pt" style:font-size-asian="14pt" style:font-size-complex="14pt"/>
    </style:style>
    <style:style style:name="P51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52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53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54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55" style:parent-style-name="Normal" style:family="paragraph">
      <style:paragraph-properties fo:text-align="justify" fo:line-height="100%" fo:margin-left="0.4916in" fo:text-indent="0.4916in">
        <style:tab-stops/>
      </style:paragraph-properties>
      <style:text-properties fo:font-size="14pt" style:font-size-asian="14pt" style:font-size-complex="14pt"/>
    </style:style>
    <style:style style:name="P56" style:parent-style-name="Normal" style:family="paragraph">
      <style:paragraph-properties fo:text-align="justify" fo:line-height="100%" fo:margin-left="0.4916in" fo:text-indent="0.4916in">
        <style:tab-stops/>
      </style:paragraph-properties>
      <style:text-properties fo:font-size="14pt" style:font-size-asian="14pt" style:font-size-complex="14pt"/>
    </style:style>
    <style:style style:name="P57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58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59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60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61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62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63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64" style:parent-style-name="Normal" style:family="paragraph">
      <style:paragraph-properties fo:text-align="justify" fo:line-height="100%" fo:margin-left="0.4916in" fo:text-indent="0.4916in">
        <style:tab-stops/>
      </style:paragraph-properties>
      <style:text-properties fo:font-size="14pt" style:font-size-asian="14pt" style:font-size-complex="14pt"/>
    </style:style>
    <style:style style:name="P65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66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67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68" style:parent-style-name="Normal" style:family="paragraph">
      <style:paragraph-properties fo:text-align="justify" fo:line-height="100%" fo:margin-left="0.4916in" fo:text-indent="0.4916in">
        <style:tab-stops/>
      </style:paragraph-properties>
      <style:text-properties fo:font-size="14pt" style:font-size-asian="14pt" style:font-size-complex="14pt"/>
    </style:style>
    <style:style style:name="P69" style:parent-style-name="Normal" style:family="paragraph">
      <style:paragraph-properties fo:text-align="justify" fo:line-height="100%" fo:margin-left="0.4916in" fo:text-indent="0.4916in">
        <style:tab-stops/>
      </style:paragraph-properties>
      <style:text-properties fo:font-size="14pt" style:font-size-asian="14pt" style:font-size-complex="14pt"/>
    </style:style>
    <style:style style:name="P70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71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72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73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74" style:parent-style-name="Normal" style:family="paragraph">
      <style:paragraph-properties fo:text-align="justify" fo:line-height="100%" fo:margin-left="0.4916in" fo:text-indent="0.4916in">
        <style:tab-stops/>
      </style:paragraph-properties>
      <style:text-properties fo:font-size="14pt" style:font-size-asian="14pt" style:font-size-complex="14pt"/>
    </style:style>
    <style:style style:name="P75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76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77" style:parent-style-name="Normal" style:family="paragraph">
      <style:paragraph-properties fo:text-align="justify" fo:line-height="100%" fo:text-indent="0.4916in"/>
    </style:style>
    <style:style style:name="T78" style:parent-style-name="Policepardéfaut" style:family="text">
      <style:text-properties fo:font-size="14pt" style:font-size-asian="14pt" style:font-size-complex="14pt"/>
    </style:style>
    <style:style style:name="T79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0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81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82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83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84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85" style:parent-style-name="Normal" style:family="paragraph">
      <style:paragraph-properties fo:text-align="justify" fo:line-height="100%" fo:text-indent="0.4916in"/>
    </style:style>
    <style:style style:name="T86" style:parent-style-name="Policepardéfaut" style:family="text">
      <style:text-properties fo:font-size="14pt" style:font-size-asian="14pt" style:font-size-complex="14pt"/>
    </style:style>
    <style:style style:name="T87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8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9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90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91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92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93" style:parent-style-name="Normal" style:family="paragraph">
      <style:paragraph-properties fo:text-align="justify" fo:line-height="100%" fo:margin-left="0.4916in" fo:text-indent="0.4916in">
        <style:tab-stops/>
      </style:paragraph-properties>
    </style:style>
    <style:style style:name="T94" style:parent-style-name="Policepardéfaut" style:family="text">
      <style:text-properties fo:font-size="14pt" style:font-size-asian="14pt" style:font-size-complex="14pt"/>
    </style:style>
    <style:style style:name="T95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6" style:parent-style-name="Normal" style:family="paragraph">
      <style:paragraph-properties fo:text-align="justify" fo:line-height="100%" fo:text-indent="0.4916in"/>
      <style:text-properties fo:font-size="14pt" style:font-size-asian="14pt" style:font-size-complex="14pt"/>
    </style:style>
    <style:style style:name="P97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98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99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100" style:parent-style-name="Normal" style:family="paragraph">
      <style:paragraph-properties fo:text-align="justify" fo:line-height="100%" fo:text-indent="0.4916in"/>
      <style:text-properties fo:font-size="14pt" style:font-size-asian="14pt" style:font-size-complex="14pt"/>
    </style:style>
    <style:style style:name="P101" style:parent-style-name="Normal" style:family="paragraph">
      <style:paragraph-properties fo:text-align="justify" fo:line-height="100%" fo:text-indent="0.4916in"/>
      <style:text-properties fo:font-size="14pt" style:font-size-asian="14pt" style:font-size-complex="14pt"/>
    </style:style>
    <style:style style:name="P102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103" style:parent-style-name="Normal" style:family="paragraph">
      <style:paragraph-properties fo:text-align="justify" fo:line-height="100%" fo:text-indent="0.4916in"/>
      <style:text-properties fo:font-size="14pt" style:font-size-asian="14pt" style:font-size-complex="14pt"/>
    </style:style>
    <style:style style:name="P104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105" style:parent-style-name="Normal" style:family="paragraph">
      <style:paragraph-properties fo:text-align="justify" fo:line-height="100%" fo:text-indent="0.4916in"/>
    </style:style>
    <style:style style:name="T106" style:parent-style-name="Policepardéfaut" style:family="text">
      <style:text-properties fo:font-size="14pt" style:font-size-asian="14pt" style:font-size-complex="14pt"/>
    </style:style>
    <style:style style:name="T107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8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109" style:parent-style-name="Normal" style:family="paragraph">
      <style:paragraph-properties fo:text-align="justify" fo:line-height="100%"/>
      <style:text-properties fo:font-size="14pt" style:font-size-asian="14pt" style:font-size-complex="14pt"/>
    </style:style>
    <style:style style:name="P110" style:parent-style-name="Normal" style:family="paragraph">
      <style:paragraph-properties fo:text-align="justify" fo:line-height="100%"/>
    </style:style>
    <style:style style:name="T111" style:parent-style-name="Policepardéfaut" style:family="text">
      <style:text-properties fo:font-size="14pt" style:font-size-asian="14pt" style:font-size-complex="14pt"/>
    </style:style>
    <style:style style:name="T112" style:parent-style-name="Policepardéfaut" style:family="text">
      <style:text-properties fo:font-size="14pt" style:font-size-asian="14pt" style:font-size-complex="14pt"/>
    </style:style>
    <style:style style:name="T113" style:parent-style-name="Policepardéfau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Cahier des charges pour le site web IgoTech</text:p>
      <text:p text:style-name="P2"/>
      <text:p text:style-name="P3"><text:s/>I. Introduction</text:p>
      <text:p text:style-name="P4"><text:span text:style-name="T5">Projet</text:span><text:span text:style-name="T6"><text:s/>:</text:span><text:span text:style-name="T7"><text:s/>Site web pour l'agence digitale IgoTech</text:span></text:p>
      <text:p text:style-name="P8"><text:span text:style-name="T9">Objectif</text:span><text:span text:style-name="T10">: Présenter les services, le portfolio et les témoignages de</text:span><text:span text:style-name="T11"><text:s/>l'agence, et permettre aux visiteurs de prendre contact.</text:span></text:p>
      <text:p text:style-name="P12"/>
      <text:p text:style-name="P13"><text:span text:style-name="T14"><text:s/>II</text:span><text:span text:style-name="T15">.<text:s/></text:span><text:span text:style-name="T16">Structure du site</text:span></text:p>
      <text:p text:style-name="P17"><text:span text:style-name="T18"><text:s/></text:span><text:span text:style-name="T19">1<text:s/></text:span><text:span text:style-name="T20">Pages et sections</text:span></text:p>
      <text:p text:style-name="P21">-<text:s/>Header<text:s/>:<text:s/>Logo (IgoTech) et menu de navigation (Services, Portfolio, Témoignages, Contact)</text:p>
      <text:p text:style-name="P22">-<text:s/>Hero: Section d'accueil avec titre, description et<text:s/>bouton d'appel à l'action</text:p>
      <text:p text:style-name="P23">-<text:s/>Services<text:s/>:<text:s/>Présentation des 4 services principaux sous forme de grille</text:p>
      <text:p text:style-name="P24">-<text:s/>Portfolio<text:s/>:<text:s/>Affichage des projets récents sous forme de grille</text:p>
      <text:p text:style-name="P25">-<text:s/>Témoignages<text:s/>:<text:s/>Section dédiée aux retours clients</text:p>
      <text:p text:style-name="P26">-<text:s/>Contact<text:s/>:<text:s/>Formulaire de contact (nom, email, message)</text:p>
      <text:p text:style-name="P27">-<text:s/>Footer<text:s/>:<text:s/>Informations légales et coordonnées</text:p>
      <text:p text:style-name="P28"/>
      <text:p text:style-name="P29"><text:span text:style-name="T30">2. <text:s/></text:span><text:span text:style-name="T31">Navigation</text:span></text:p>
      <text:p text:style-name="P32">- Liens ancrés pour une navigation fluide entre les sections</text:p>
      <text:p text:style-name="P33">- Accessible sur toutes les tailles d'écran</text:p>
      <text:p text:style-name="P34"/>
      <text:p text:style-name="P35"><text:span text:style-name="T36">3.<text:s/></text:span><text:span text:style-name="T37">Design et expérience utilisateur</text:span></text:p>
      <text:p text:style-name="P38"><text:span text:style-name="T39">3.1<text:s/></text:span><text:span text:style-name="T40">Charte<text:s/></text:span><text:span text:style-name="T41">graphique</text:span></text:p>
      <text:p text:style-name="P42">- Couleurs<text:s/>principales<text:s/>:</text:p>
      <text:p text:style-name="P43">- Bleu (#2b7de9) pour les titres et boutons</text:p>
      <text:p text:style-name="P44">- Blanc (#fff) pour les fonds de section</text:p>
      <text:p text:style-name="P45">- Gris clair (#f9f9f9) pour l'arrière-plan général</text:p>
      <text:soft-page-break/>
      <text:p text:style-name="P46">- Noir (#1a1a1a) pour le texte principal</text:p>
      <text:p text:style-name="P47">-<text:s/>Typographie: Police Inter (400, 600, 700) chargée via Google Fonts</text:p>
      <text:p text:style-name="P48">- *Effets visuels*: Ombres portées sur les cartes de services/portfolio</text:p>
      <text:p text:style-name="P49"/>
      <text:p text:style-name="P50">3.2 Responsive design</text:p>
      <text:p text:style-name="P51">- Adaptation à toutes les tailles d'écran</text:p>
      <text:p text:style-name="P52">- Grille de 3 colonnes pour les sections Services et Portfolio sur écrans larges (&gt;768px)</text:p>
      <text:p text:style-name="P53">- Contenu centré avec une largeur maximale de 1200px</text:p>
      <text:p text:style-name="P54"/>
      <text:p text:style-name="P55">4. Fonctionnalités</text:p>
      <text:p text:style-name="P56">4.1 Front-end</text:p>
      <text:p text:style-name="P57">- Bouton "Voir nos services"<text:s/>dans la section Hero (lien vers la section Services)</text:p>
      <text:p text:style-name="P58">- Formulaire de contact<text:s/>avec champs:</text:p>
      <text:p text:style-name="P59">- Nom (texte)</text:p>
      <text:p text:style-name="P60">- Email (validation email)</text:p>
      <text:p text:style-name="P61">- Message (texte multiligne)</text:p>
      <text:p text:style-name="P62">- Bouton d'envoi</text:p>
      <text:p text:style-name="P63"/>
      <text:p text:style-name="P64"><text:s/>4.2 Interactions</text:p>
      <text:p text:style-name="P65">- Effet de survol implicite sur les liens et boutons (non stylisé dans le code actuel)</text:p>
      <text:p text:style-name="P66">- Navigation fluide via ancres</text:p>
      <text:p text:style-name="P67"/>
      <text:p text:style-name="P68">5. Contenu</text:p>
      <text:p text:style-name="P69">5.1 Textes</text:p>
      <text:p text:style-name="P70">- Titres: Accroches courtes et<text:s/>percutantes</text:p>
      <text:p text:style-name="P71">- Descriptions: Phrases simples expliquant les services/projets</text:p>
      <text:p text:style-name="P72">- Témoignage: Citation d'un client satisfait</text:p>
      <text:p text:style-name="P73"/>
      <text:p text:style-name="P74"><text:s/>5.2 Éléments visuels</text:p>
      <text:p text:style-name="P75">- Structure actuelle<text:s/>:<text:s/>Basée sur du texte uniquement</text:p>
      <text:p text:style-name="P76">- Évolution possible<text:s/>:<text:s/>Intégration d'icônes,<text:s/>images de projets, photos d'équipe</text:p>
      <text:p text:style-name="P77"><text:span text:style-name="T78"><text:s/>6.<text:s/></text:span><text:span text:style-name="T79">Technologies utilisées</text:span></text:p>
      <text:p text:style-name="P80">- HTML5: Structure sémantique</text:p>
      <text:p text:style-name="P81">- CSS3: Styles personnalisés</text:p>
      <text:p text:style-name="P82">- Responsive<text:s/>:<text:s/>Media queries pour l'adaptation mobile</text:p>
      <text:p text:style-name="P83">- Pas de JavaScript<text:s/>dans la version actuelle</text:p>
      <text:p text:style-name="P84"/>
      <text:p text:style-name="P85"><text:span text:style-name="T86">7.<text:s/></text:span><text:span text:style-name="T87">Hébergement et main</text:span><text:span text:style-name="T88">tenance</text:span></text:p>
      <text:p text:style-name="P89">- Domaine<text:s/>: À définir (non spécifié dans le code)</text:p>
      <text:p text:style-name="P90">- <text:s/>Hébergement<text:s/>: Compatible avec les fichiers statiques HTML/CSS</text:p>
      <text:p text:style-name="P91">- Maintenance<text:s/>:<text:s/>Mises à jour manuelles du contenu via modification du code source</text:p>
      <text:p text:style-name="P92"/>
      <text:p text:style-name="P93"><text:span text:style-name="T94"><text:s/>8.<text:s/></text:span><text:span text:style-name="T95">Évolutions possibles</text:span></text:p>
      <text:p text:style-name="P96">1. Ajout de JavaScript<text:s/>pour :</text:p>
      <text:p text:style-name="P97">- Validation du formulaire</text:p>
      <text:p text:style-name="P98">- Animations</text:p>
      <text:p text:style-name="P99">- Carrousel de témoignages</text:p>
      <text:p text:style-name="P100">2. Intégration d'un CMS pour permettre des mises à jour sans modification du code</text:p>
      <text:p text:style-name="P101">3. Ajout de pages supplémentaires (Blog, À propos, Équipe)</text:p>
      <text:p text:style-name="P102">4. Optimisation SEO (balises<text:s/>méta,<text:s/>sémantique améliorée)</text:p>
      <text:p text:style-name="P103">5. Intégration d'analytiques<text:s/>pour le suivi des visiteurs</text:p>
      <text:p text:style-name="P104"/>
      <text:p text:style-name="P105"><text:span text:style-name="T106">9.<text:s/></text:span><text:span text:style-name="T107">Contraintes techniques</text:span></text:p>
      <text:soft-page-break/>
      <text:p text:style-name="P108">-<text:s/>Compatibilité :<text:s/>Navigateurs modernes (prise en charge de CSS Grid et Flexbox)</text:p>
      <text:p text:style-name="P109">-<text:s/>Performance :<text:s/>Chargement rapide (police externe mais pas d'images lourdes)</text:p>
      <text:p text:style-name="P110"><text:span text:style-name="T111">-<text:s/></text:span><text:span text:style-name="T112">Accessibilité :</text:span><text:span text:style-name="T113"><text:s/>À améliorer (labels manquants pour le formulaire, contrastes</text:span> à vérifier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Administrateur</dc:creator>
    <meta:creation-date>2025-04-12T14:34:00Z</meta:creation-date>
    <dc:date>2025-04-12T14:34:00Z</dc:date>
    <meta:template xlink:href="Normal" xlink:type="simple"/>
    <meta:editing-cycles>2</meta:editing-cycles>
    <meta:editing-duration>PT0S</meta:editing-duration>
    <meta:document-statistic meta:page-count="4" meta:paragraph-count="6" meta:word-count="499" meta:character-count="3243" meta:row-count="22" meta:non-whitespace-character-count="2750"/>
  </office:meta>
</office:document-meta>
</file>